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Abel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fonse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m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elia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na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den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thur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vis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hena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yra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ama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zura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st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rtre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kut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ruka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lack Knight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ey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ve Ike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ve Lucina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ve Lyn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ave Roy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dal Caeda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dal Charlotte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dal Cordelia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ridal Lyn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eda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in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illa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mus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tria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cilia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ica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rche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rom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ir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ine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arisse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ive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delia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in (F)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rrin (M)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irdre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thea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nnel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rcas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raug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e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rika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irika (SM)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digan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ncia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se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wood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wood (LA)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phraim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t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alted Chrom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e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len Celica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len Hardin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len Robin (M)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llen Takumi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ye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licia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nn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ir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jorm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rina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ederick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ius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ny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rome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8" calcext:value-type="float">
            <text:p>3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rdin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ay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nnthrá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unter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wendolyn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loween Henry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loween Jakob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loween Nowi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lloween Sakura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a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wkeye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ctor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ctor (LA)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nry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ata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oka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inoka (WF)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ke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nes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ffar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gen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akob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eorge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oshua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a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gero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a (F)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na (M)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rel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tarina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aze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ein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'Arachel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chesis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slow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endary Ephraim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endary Ike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endary Lyn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endary Robin (F)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gion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if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on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ina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lina (LA)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nde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ssa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loyd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on'qu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ina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ius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kas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ke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te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n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n (LA)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yon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e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a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isa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h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ked Marth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hilda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thew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ric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a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aiah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chalis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erva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t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gan (F)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gan (M)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rrh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nna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rcian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varre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phenee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Year Azura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Year Camilla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Year Corrin (M)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 Year Takumi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les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ian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o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wi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boro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din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gma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er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ivia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wen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lwen (WT)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car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la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orming Azura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orming Inigo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orming Olivia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orming Shigure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i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scilla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gh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ven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becca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nhardt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nhardt (WT)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hajat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 (F)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 (M)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derick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y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y (LA)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oma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ber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as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zo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kura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naki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ena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liph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rra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h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suna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a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rena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ena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gure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o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gbert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gurd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leil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ya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ia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ren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the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g Alfonse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g Camilla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g Catria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g Chrom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g Kagero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g Lucina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g Sharena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g Xander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1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hl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aki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lly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 Corrin (F)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 Elise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 Frederick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 Gaius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 Leo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 Robin (F)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 Tiki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mmer Xander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iltiu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umi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a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rja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ki (Adult)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ki (Young)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ania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bin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rsula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lter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ion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ter Chrom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ter Lissa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ter Robin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ter Tharja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rys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ander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.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lgius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5 / 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phiel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ATK</text:p>
          </table:table-cell>
          <table:table-cell office:value-type="string" calcext:value-type="string">
            <text:p>SP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4 / 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21:57:22.652370128</meta:creation-date>
    <dc:date>2018-04-29T21:59:35.313622003</dc:date>
    <meta:editing-duration>PT2M13S</meta:editing-duration>
    <meta:editing-cycles>1</meta:editing-cycles>
    <meta:document-statistic meta:table-count="1" meta:cell-count="3426" meta:object-count="0"/>
    <meta:generator>LibreOffice/5.1.6.2$Linux_X86_64 LibreOffice_project/10m0$Build-2</meta:generator>
  </office:meta>
</office:document-meta>
</file>